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vider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vid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vid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vider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vider.putAll( java . util . Map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vider.put( java . lang . Objec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vider.Provider( java . lang . String var0 , double var1 , java . lang . String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vider.remov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vi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vider.load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vid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vider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vider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